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cc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cc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ext-properties fo:color="#cc0000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color="#0000cc"/>
    </style:style>
    <style:style style:name="ce9" style:family="table-cell" style:parent-style-name="Default" style:data-style-name="N61"/>
    <style:style style:name="ce10" style:family="table-cell" style:parent-style-name="Default" style:data-style-name="N125">
      <style:text-properties fo:color="#cc0000"/>
    </style:style>
    <style:style style:name="ce11" style:family="table-cell" style:parent-style-name="Default" style:data-style-name="N125">
      <style:table-cell-properties fo:border-bottom="0.06pt solid #000000" fo:border-left="none" fo:border-right="none" fo:border-top="none"/>
      <style:text-properties fo:color="#0000cc"/>
    </style:style>
    <style:style style:name="ce12" style:family="table-cell" style:parent-style-name="Default" style:data-style-name="N0"/>
    <style:style style:name="ce13" style:family="table-cell" style:parent-style-name="Default" style:data-style-name="N128">
      <style:text-properties fo:color="#cc0000"/>
    </style:style>
    <style:style style:name="ce14" style:family="table-cell" style:parent-style-name="Default" style:data-style-name="N128">
      <style:table-cell-properties fo:border-bottom="0.06pt solid #000000" fo:border-left="none" fo:border-right="none" fo:border-top="none"/>
      <style:text-properties fo:color="#0000cc"/>
    </style:style>
    <style:style style:name="ce15" style:family="table-cell" style:parent-style-name="Default" style:data-style-name="N126">
      <style:text-properties fo:color="#cc0000"/>
    </style:style>
    <style:style style:name="ce16" style:family="table-cell" style:parent-style-name="Default" style:data-style-name="N126">
      <style:table-cell-properties fo:border-bottom="0.06pt solid #000000" fo:border-left="none" fo:border-right="none" fo:border-top="none"/>
      <style:text-properties fo:color="#0000cc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fo:color="#cc0000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  <style:text-properties fo:color="#0000cc"/>
    </style:style>
    <style:style style:name="ce21" style:family="table-cell" style:parent-style-name="Default" style:data-style-name="N125">
      <style:table-cell-properties fo:border-bottom="none" fo:border-left="none" fo:border-right="0.06pt solid #000000" fo:border-top="none"/>
      <style:text-properties fo:color="#cc0000"/>
    </style:style>
    <style:style style:name="ce22" style:family="table-cell" style:parent-style-name="Default" style:data-style-name="N125">
      <style:table-cell-properties fo:border-bottom="0.06pt solid #000000" fo:border-left="none" fo:border-right="0.06pt solid #000000" fo:border-top="none"/>
      <style:text-properties fo:color="#0000cc"/>
    </style:style>
    <style:style style:name="ce23" style:family="table-cell" style:parent-style-name="Default" style:data-style-name="N128">
      <style:table-cell-properties fo:border-bottom="none" fo:border-left="none" fo:border-right="0.06pt solid #000000" fo:border-top="none"/>
      <style:text-properties fo:color="#cc0000"/>
    </style:style>
    <style:style style:name="ce24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fo:color="#0000cc"/>
    </style:style>
    <style:style style:name="ce25" style:family="table-cell" style:parent-style-name="Default" style:data-style-name="N126">
      <style:table-cell-properties fo:border-bottom="none" fo:border-left="none" fo:border-right="0.06pt solid #000000" fo:border-top="none"/>
      <style:text-properties fo:color="#cc0000"/>
    </style:style>
    <style:style style:name="ce26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0000cc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Dense Errors" table:style-name="ta1">
        <table:table-column table:style-name="co1" table:default-cell-style-name="ce2"/>
        <table:table-column table:style-name="co2" table:number-columns-repeated="4" table:default-cell-style-name="Default"/>
        <table:table-column table:style-name="co2" table:default-cell-style-name="ce18"/>
        <table:table-row table:style-name="ro1">
          <table:table-cell table:style-name="ce1" office:value-type="string" calcext:value-type="string">
            <text:p>Array</text:p>
          </table:table-cell>
          <table:table-cell table:number-columns-repeated="2" table:style-name="ce6" office:value-type="float" office:value="0.4" calcext:value-type="float">
            <text:p>0.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rrors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pport 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upport 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Learning Rate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7" table:number-matrix-columns-spanned="5" table:number-matrix-rows-spanned="1" table:formula="of:=[.B2:.F2]*[.B8]" office:value-type="float" office:value="0.0009" calcext:value-type="float">
            <text:p>0.0009</text:p>
          </table:table-cell>
          <table:table-cell table:style-name="ce7" office:value-type="float" office:value="0.0007" calcext:value-type="float">
            <text:p>0.0007</text:p>
          </table:table-cell>
          <table:table-cell table:style-name="ce7" office:value-type="float" office:value="0.0004" calcext:value-type="float">
            <text:p>0.0004</text:p>
          </table:table-cell>
          <table:table-cell table:style-name="ce7" office:value-type="float" office:value="0.0008" calcext:value-type="float">
            <text:p>0.0008</text:p>
          </table:table-cell>
          <table:table-cell table:style-name="ce19" office:value-type="float" office:value="0.0001" calcext:value-type="float">
            <text:p>0.0001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8" table:number-matrix-columns-spanned="5" table:number-matrix-rows-spanned="1" table:formula="of:=[.$B$1:.$F$1]-[.B9:.F9]" office:value-type="float" office:value="0.3991" calcext:value-type="float">
            <text:p>0.3991</text:p>
          </table:table-cell>
          <table:table-cell table:style-name="ce8" office:value-type="float" office:value="0.3993" calcext:value-type="float">
            <text:p>0.3993</text:p>
          </table:table-cell>
          <table:table-cell table:style-name="ce8" office:value-type="float" office:value="0.4996" calcext:value-type="float">
            <text:p>0.4996</text:p>
          </table:table-cell>
          <table:table-cell table:style-name="ce8" office:value-type="float" office:value="0.9992" calcext:value-type="float">
            <text:p>0.9992</text:p>
          </table:table-cell>
          <table:table-cell table:style-name="ce20" office:value-type="float" office:value="0.7999" calcext:value-type="float">
            <text:p>0.7999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AdaGrad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001" calcext:value-type="float">
            <text:p>1.00E-0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0" table:number-matrix-columns-spanned="5" table:number-matrix-rows-spanned="1" table:formula="of:=[.B2:.F2]/(SQRT([.B5:.F5]+[.B2:.F2]^2)+[.B14])*[.B13]" office:value-type="float" office:value="0.000668964726650074" calcext:value-type="float">
            <text:p>0.000669</text:p>
          </table:table-cell>
          <table:table-cell table:style-name="ce10" office:value-type="float" office:value="0.000741998508139283" calcext:value-type="float">
            <text:p>0.000742</text:p>
          </table:table-cell>
          <table:table-cell table:style-name="ce10" office:value-type="float" office:value="0.000431331088162591" calcext:value-type="float">
            <text:p>0.000431</text:p>
          </table:table-cell>
          <table:table-cell table:style-name="ce10" office:value-type="float" office:value="0.0009999999875" calcext:value-type="float">
            <text:p>0.001000</text:p>
          </table:table-cell>
          <table:table-cell table:style-name="ce21" office:value-type="float" office:value="0.000218217885474088" calcext:value-type="float">
            <text:p>0.000218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1" table:number-matrix-columns-spanned="5" table:number-matrix-rows-spanned="1" table:formula="of:=[.$B$1:.$F$1]-[.B15:.F15]" office:value-type="float" office:value="0.39933103527335" calcext:value-type="float">
            <text:p>0.399331</text:p>
          </table:table-cell>
          <table:table-cell table:style-name="ce11" office:value-type="float" office:value="0.399258001491861" calcext:value-type="float">
            <text:p>0.399258</text:p>
          </table:table-cell>
          <table:table-cell table:style-name="ce11" office:value-type="float" office:value="0.499568668911837" calcext:value-type="float">
            <text:p>0.499569</text:p>
          </table:table-cell>
          <table:table-cell table:style-name="ce11" office:value-type="float" office:value="0.9990000000125" calcext:value-type="float">
            <text:p>0.999000</text:p>
          </table:table-cell>
          <table:table-cell table:style-name="ce22" office:value-type="float" office:value="0.799781782114526" calcext:value-type="float">
            <text:p>0.799782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ADA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1</text:p>
          </table:table-cell>
          <table:table-cell table:style-name="ce12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2</text:p>
          </table:table-cell>
          <table:table-cell table:style-name="ce12" office:value-type="float" office:value="0.999" calcext:value-type="float">
            <text:p>0.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001" calcext:value-type="float">
            <text:p>1.00E-0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0" table:number-matrix-columns-spanned="5" table:number-matrix-rows-spanned="1" table:formula="of:=([.B4:.F4]*[.B20]+[.B2:.F2]*(1-[.B20]))/(SQRT([.B5:.F5]*[.B21]+[.B2:.F2]^2*(1-[.B21]))+[.B22])*[.B19]" office:value-type="float" office:value="0.000720068402547175" calcext:value-type="float">
            <text:p>0.000720</text:p>
          </table:table-cell>
          <table:table-cell table:style-name="ce10" office:value-type="float" office:value="0.00124895915601636" calcext:value-type="float">
            <text:p>0.001249</text:p>
          </table:table-cell>
          <table:table-cell table:style-name="ce10" office:value-type="float" office:value="0.000585888040557938" calcext:value-type="float">
            <text:p>0.000586</text:p>
          </table:table-cell>
          <table:table-cell table:style-name="ce10" office:value-type="float" office:value="0.0138349592944888" calcext:value-type="float">
            <text:p>0.013835</text:p>
          </table:table-cell>
          <table:table-cell table:style-name="ce21" office:value-type="float" office:value="0.00042505485525098" calcext:value-type="float">
            <text:p>0.000425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1" table:number-matrix-columns-spanned="5" table:number-matrix-rows-spanned="1" table:formula="of:=[.$B$1:.$F$1]-[.B23:.F23]" office:value-type="float" office:value="0.399279931597453" calcext:value-type="float">
            <text:p>0.399280</text:p>
          </table:table-cell>
          <table:table-cell table:style-name="ce11" office:value-type="float" office:value="0.398751040843984" calcext:value-type="float">
            <text:p>0.398751</text:p>
          </table:table-cell>
          <table:table-cell table:style-name="ce11" office:value-type="float" office:value="0.499414111959442" calcext:value-type="float">
            <text:p>0.499414</text:p>
          </table:table-cell>
          <table:table-cell table:style-name="ce11" office:value-type="float" office:value="0.986165040705511" calcext:value-type="float">
            <text:p>0.986165</text:p>
          </table:table-cell>
          <table:table-cell table:style-name="ce22" office:value-type="float" office:value="0.799574945144749" calcext:value-type="float">
            <text:p>0.799575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Momentu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3" table:number-matrix-columns-spanned="5" table:number-matrix-rows-spanned="1" table:formula="of:=[.B2:.F2]*[.B27]+[.B4:.F4]*[.B28]" office:value-type="float" office:value="0.6309" calcext:value-type="float">
            <text:p>0.6309</text:p>
          </table:table-cell>
          <table:table-cell table:style-name="ce13" office:value-type="float" office:value="0.7207" calcext:value-type="float">
            <text:p>0.7207</text:p>
          </table:table-cell>
          <table:table-cell table:style-name="ce13" office:value-type="float" office:value="0.4504" calcext:value-type="float">
            <text:p>0.4504</text:p>
          </table:table-cell>
          <table:table-cell table:style-name="ce13" office:value-type="float" office:value="0.2708" calcext:value-type="float">
            <text:p>0.2708</text:p>
          </table:table-cell>
          <table:table-cell table:style-name="ce23" office:value-type="float" office:value="0.1801" calcext:value-type="float">
            <text:p>0.1801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4" table:number-matrix-columns-spanned="5" table:number-matrix-rows-spanned="1" table:formula="of:=[.$B$1:.$F$1]-[.B29:.F29]" office:value-type="float" office:value="-0.2309" calcext:value-type="float">
            <text:p>-0.2309</text:p>
          </table:table-cell>
          <table:table-cell table:style-name="ce14" office:value-type="float" office:value="-0.3207" calcext:value-type="float">
            <text:p>-0.3207</text:p>
          </table:table-cell>
          <table:table-cell table:style-name="ce14" office:value-type="float" office:value="0.0496" calcext:value-type="float">
            <text:p>0.0496</text:p>
          </table:table-cell>
          <table:table-cell table:style-name="ce14" office:value-type="float" office:value="0.7292" calcext:value-type="float">
            <text:p>0.7292</text:p>
          </table:table-cell>
          <table:table-cell table:style-name="ce24" office:value-type="float" office:value="0.6199" calcext:value-type="float">
            <text:p>0.6199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Nesterov Momentu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5" table:number-matrix-columns-spanned="5" table:number-matrix-rows-spanned="1" table:formula="of:=-[.B4:.F4]*[.B34]+([.B2:.F2]*[.B33]+[.B4:.F4]*[.B34])*(1+[.B34])" office:value-type="float" office:value="0.56871" calcext:value-type="float">
            <text:p>0.56871</text:p>
          </table:table-cell>
          <table:table-cell table:style-name="ce15" office:value-type="float" office:value="0.64933" calcext:value-type="float">
            <text:p>0.64933</text:p>
          </table:table-cell>
          <table:table-cell table:style-name="ce15" office:value-type="float" office:value="0.40576" calcext:value-type="float">
            <text:p>0.40576</text:p>
          </table:table-cell>
          <table:table-cell table:style-name="ce15" office:value-type="float" office:value="0.24452" calcext:value-type="float">
            <text:p>0.24452</text:p>
          </table:table-cell>
          <table:table-cell table:style-name="ce25" office:value-type="float" office:value="0.16219" calcext:value-type="float">
            <text:p>0.16219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6" table:number-matrix-columns-spanned="5" table:number-matrix-rows-spanned="1" table:formula="of:=[.$B$1:.$F$1]-[.B35:.F35]" office:value-type="float" office:value="-0.16871" calcext:value-type="float">
            <text:p>-0.16871</text:p>
          </table:table-cell>
          <table:table-cell table:style-name="ce16" office:value-type="float" office:value="-0.24933" calcext:value-type="float">
            <text:p>-0.24933</text:p>
          </table:table-cell>
          <table:table-cell table:style-name="ce16" office:value-type="float" office:value="0.0942400000000001" calcext:value-type="float">
            <text:p>0.09424</text:p>
          </table:table-cell>
          <table:table-cell table:style-name="ce16" office:value-type="float" office:value="0.75548" calcext:value-type="float">
            <text:p>0.75548</text:p>
          </table:table-cell>
          <table:table-cell table:style-name="ce26" office:value-type="float" office:value="0.63781" calcext:value-type="float">
            <text:p>0.6378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RMS Prop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ay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1" calcext:value-type="float">
            <text:p>1.00E-06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10" table:number-matrix-columns-spanned="5" table:number-matrix-rows-spanned="1" table:formula="of:=[.B39]*[.B2:.F2]/(SQRT([.B5:.F5]*[.B40]+([.B2:.F2])^2*(1-[.B40]))+[.B41])" office:value-type="float" office:value="0.000908672881792808" calcext:value-type="float">
            <text:p>0.000909</text:p>
          </table:table-cell>
          <table:table-cell table:style-name="ce10" office:value-type="float" office:value="0.00109455025611257" calcext:value-type="float">
            <text:p>0.001095</text:p>
          </table:table-cell>
          <table:table-cell table:style-name="ce10" office:value-type="float" office:value="0.000497671982599163" calcext:value-type="float">
            <text:p>0.000498</text:p>
          </table:table-cell>
          <table:table-cell table:style-name="ce10" office:value-type="float" office:value="0.00316226516021779" calcext:value-type="float">
            <text:p>0.003162</text:p>
          </table:table-cell>
          <table:table-cell table:style-name="ce21" office:value-type="float" office:value="0.000235049694876245" calcext:value-type="float">
            <text:p>0.000235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11" table:number-matrix-columns-spanned="5" table:number-matrix-rows-spanned="1" table:formula="of:=[.$B$1:.$F$1]-[.B42:.F42]" office:value-type="float" office:value="0.399091327118207" calcext:value-type="float">
            <text:p>0.399091</text:p>
          </table:table-cell>
          <table:table-cell table:style-name="ce11" office:value-type="float" office:value="0.398905449743887" calcext:value-type="float">
            <text:p>0.398905</text:p>
          </table:table-cell>
          <table:table-cell table:style-name="ce11" office:value-type="float" office:value="0.499502328017401" calcext:value-type="float">
            <text:p>0.499502</text:p>
          </table:table-cell>
          <table:table-cell table:style-name="ce11" office:value-type="float" office:value="0.996837734839782" calcext:value-type="float">
            <text:p>0.996838</text:p>
          </table:table-cell>
          <table:table-cell table:style-name="ce22" office:value-type="float" office:value="0.799764950305124" calcext:value-type="float">
            <text:p>0.799765</text:p>
          </table:table-cell>
        </table:table-row>
      </table:table>
      <table:table table:name="Sparse Errors" table:style-name="ta1">
        <table:table-column table:style-name="co1" table:default-cell-style-name="ce2"/>
        <table:table-column table:style-name="co2" table:number-columns-repeated="4" table:default-cell-style-name="Default"/>
        <table:table-column table:style-name="co2" table:default-cell-style-name="ce18"/>
        <table:table-row table:style-name="ro1">
          <table:table-cell table:style-name="ce1" office:value-type="string" calcext:value-type="string">
            <text:p>Array</text:p>
          </table:table-cell>
          <table:table-cell table:number-columns-repeated="2" table:style-name="ce6" office:value-type="float" office:value="0.4" calcext:value-type="float">
            <text:p>0.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rrors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pport 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uport 1 masked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upport 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ce27" office:value-type="string" calcext:value-type="string">
            <text:p>support 2 masked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C6]" office:value-type="float" office:value="0.4" calcext:value-type="float">
            <text:p>0.4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9" table:formula="of:=[.F6]" office:value-type="float" office:value="0.2" calcext:value-type="float">
            <text:p>0.2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Learning Rate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7" table:number-matrix-columns-spanned="5" table:number-matrix-rows-spanned="1" table:formula="of:=[.B2:.F2]*[.B10]" office:value-type="float" office:value="0" calcext:value-type="float">
            <text:p>0</text:p>
          </table:table-cell>
          <table:table-cell table:style-name="ce7" office:value-type="float" office:value="0.0007" calcext:value-type="float">
            <text:p>0.00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9" office:value-type="float" office:value="0.0003" calcext:value-type="float">
            <text:p>0.0003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8" table:number-matrix-columns-spanned="5" table:number-matrix-rows-spanned="1" table:formula="of:=[.$B$1:.$F$1]-[.B11:.F11]" office:value-type="float" office:value="0.4" calcext:value-type="float">
            <text:p>0.4</text:p>
          </table:table-cell>
          <table:table-cell table:style-name="ce8" office:value-type="float" office:value="0.3993" calcext:value-type="float">
            <text:p>0.3993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float" office:value="0.7997" calcext:value-type="float">
            <text:p>0.7997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AdaGrad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001" calcext:value-type="float">
            <text:p>1.00E-0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7" table:number-matrix-columns-spanned="5" table:number-matrix-rows-spanned="1" table:formula="of:=[.B2:.F2]/(SQRT([.B7:.F7]+[.B2:.F2]^2)+[.B16])*[.B15]" office:value-type="float" office:value="0" calcext:value-type="float">
            <text:p>0</text:p>
          </table:table-cell>
          <table:table-cell table:style-name="ce7" office:value-type="float" office:value="0.000741998508139283" calcext:value-type="float">
            <text:p>0.000741998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9" office:value-type="float" office:value="0.000557086004186328" calcext:value-type="float">
            <text:p>0.000557086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8" table:number-matrix-columns-spanned="5" table:number-matrix-rows-spanned="1" table:formula="of:=[.$B$1:.$F$1]-[.B17:.F17]" office:value-type="float" office:value="0.4" calcext:value-type="float">
            <text:p>0.4</text:p>
          </table:table-cell>
          <table:table-cell table:style-name="ce8" office:value-type="float" office:value="0.399258001491861" calcext:value-type="float">
            <text:p>0.399258001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float" office:value="0.799442913995814" calcext:value-type="float">
            <text:p>0.799442914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ADA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1</text:p>
          </table:table-cell>
          <table:table-cell table:style-name="ce12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2</text:p>
          </table:table-cell>
          <table:table-cell table:style-name="ce12" office:value-type="float" office:value="0.999" calcext:value-type="float">
            <text:p>0.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001" calcext:value-type="float">
            <text:p>1.00E-0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7" table:number-matrix-columns-spanned="5" table:number-matrix-rows-spanned="1" table:formula="of:=([.B5:.F5]*[.B22]+[.B2:.F2]*(1-[.B22]))/(SQRT([.B6:.F6]*[.B23]+[.B2:.F2]^2*(1-[.B23]))+[.B24])*[.B21]" office:value-type="float" office:value="0" calcext:value-type="float">
            <text:p>0</text:p>
          </table:table-cell>
          <table:table-cell table:style-name="ce7" office:value-type="float" office:value="0.00124895915601636" calcext:value-type="float">
            <text:p>0.001248959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9" office:value-type="float" office:value="0.000469703450986636" calcext:value-type="float">
            <text:p>0.0004697035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8" table:number-matrix-columns-spanned="5" table:number-matrix-rows-spanned="1" table:formula="of:=[.$B$1:.$F$1]-[.B25:.F25]" office:value-type="float" office:value="0.4" calcext:value-type="float">
            <text:p>0.4</text:p>
          </table:table-cell>
          <table:table-cell table:style-name="ce8" office:value-type="float" office:value="0.398751040843984" calcext:value-type="float">
            <text:p>0.3987510408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float" office:value="0.799530296549013" calcext:value-type="float">
            <text:p>0.7995302965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Momentu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7" table:number-matrix-columns-spanned="5" table:number-matrix-rows-spanned="1" table:formula="of:=[.B2:.F2]*[.B29]+[.B5:.F5]*[.B30]" office:value-type="float" office:value="0" calcext:value-type="float">
            <text:p>0</text:p>
          </table:table-cell>
          <table:table-cell table:style-name="ce7" office:value-type="float" office:value="0.7207" calcext:value-type="float">
            <text:p>0.72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9" office:value-type="float" office:value="0.1803" calcext:value-type="float">
            <text:p>0.1803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8" table:number-matrix-columns-spanned="5" table:number-matrix-rows-spanned="1" table:formula="of:=[.$B$1:.$F$1]-[.B31:.F31]" office:value-type="float" office:value="0.4" calcext:value-type="float">
            <text:p>0.4</text:p>
          </table:table-cell>
          <table:table-cell table:style-name="ce8" office:value-type="float" office:value="-0.3207" calcext:value-type="float">
            <text:p>-0.3207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float" office:value="0.6197" calcext:value-type="float">
            <text:p>0.6197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Nesterov Momentum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7" table:number-matrix-columns-spanned="5" table:number-matrix-rows-spanned="1" table:formula="of:=-[.B5:.F5]*[.B36]+([.B2:.F2]*[.B35]+[.B5:.F5]*[.B36])*(1+[.B36])" office:value-type="float" office:value="0" calcext:value-type="float">
            <text:p>0</text:p>
          </table:table-cell>
          <table:table-cell table:style-name="ce7" office:value-type="float" office:value="0.64933" calcext:value-type="float">
            <text:p>0.649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9" office:value-type="float" office:value="0.16257" calcext:value-type="float">
            <text:p>0.16257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8" table:number-matrix-columns-spanned="5" table:number-matrix-rows-spanned="1" table:formula="of:=[.$B$1:.$F$1]-[.B37:.F37]" office:value-type="float" office:value="0.4" calcext:value-type="float">
            <text:p>0.4</text:p>
          </table:table-cell>
          <table:table-cell table:style-name="ce8" office:value-type="float" office:value="-0.24933" calcext:value-type="float">
            <text:p>-0.24933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float" office:value="0.63743" calcext:value-type="float">
            <text:p>0.63743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3" office:value-type="string" calcext:value-type="string" table:number-columns-spanned="6" table:number-rows-spanned="1">
            <text:p>RMS Prop</text:p>
          </table:table-cell>
          <table:covered-table-cell table:number-columns-repeated="4" table:style-name="ce6"/>
          <table:covered-table-cell table:style-name="ce17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ay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table:style-name="ce9" office:value-type="float" office:value="0.000001" calcext:value-type="float">
            <text:p>1.00E-06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ptimized errors</text:p>
          </table:table-cell>
          <table:table-cell table:style-name="ce7" table:number-matrix-columns-spanned="5" table:number-matrix-rows-spanned="1" table:formula="of:=[.B41]*[.B2:.F2]/(SQRT([.B7:.F7]*[.B42]+([.B2:.F2])^2*(1-[.B42]))+[.B43])" office:value-type="float" office:value="0" calcext:value-type="float">
            <text:p>0</text:p>
          </table:table-cell>
          <table:table-cell table:style-name="ce7" office:value-type="float" office:value="0.00109455025611257" calcext:value-type="float">
            <text:p>0.001094550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9" office:value-type="float" office:value="0.000690063972044418" calcext:value-type="float">
            <text:p>0.000690064</text:p>
          </table:table-cell>
        </table:table-row>
        <table:table-row table:style-name="ro1">
          <table:table-cell table:style-name="ce5" office:value-type="string" calcext:value-type="string">
            <text:p>Updated array</text:p>
          </table:table-cell>
          <table:table-cell table:style-name="ce8" table:number-matrix-columns-spanned="5" table:number-matrix-rows-spanned="1" table:formula="of:=[.$B$1:.$F$1]-[.B44:.F44]" office:value-type="float" office:value="0.4" calcext:value-type="float">
            <text:p>0.4</text:p>
          </table:table-cell>
          <table:table-cell table:style-name="ce8" office:value-type="float" office:value="0.398905449743887" calcext:value-type="float">
            <text:p>0.3989054497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float" office:value="0.799309936027956" calcext:value-type="float">
            <text:p>0.7993099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22:49:00.397441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6:46:21.408316373</meta:creation-date>
    <dc:date>2017-06-05T23:05:29.828984019</dc:date>
    <meta:editing-duration>PT2H22M47S</meta:editing-duration>
    <meta:editing-cycles>11</meta:editing-cycles>
    <meta:generator>LibreOffice/5.1.6.2$Linux_X86_64 LibreOffice_project/10m0$Build-2</meta:generator>
    <meta:document-statistic meta:table-count="2" meta:cell-count="272" meta:object-count="0"/>
  </office:meta>
</office:document-meta>
</file>